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 src/components/Home/HomePage.js</text:p>
      <text:p text:style-name="Standard">import React from 'react';</text:p>
      <text:p text:style-name="Standard">import styled from 'styled-components';</text:p>
      <text:p text:style-name="Standard">import { theme } from '../../styles/theme';</text:p>
      <text:p text:style-name="Standard"/>
      <text:p text:style-name="Standard">const HomeWrapper = styled.div`</text:p>
      <text:p text:style-name="Standard"><text:s text:c="2"/>max-width: 800px;</text:p>
      <text:p text:style-name="Standard"><text:s text:c="2"/>margin: 0 auto;</text:p>
      <text:p text:style-name="Standard">`;</text:p>
      <text:p text:style-name="Standard"/>
      <text:p text:style-name="Standard">const Title = styled.h1`</text:p>
      <text:p text:style-name="Standard"><text:s text:c="2"/>color: ${theme.colors.secondary.light};</text:p>
      <text:p text:style-name="Standard"><text:s text:c="2"/>text-align: center;</text:p>
      <text:p text:style-name="Standard"><text:s text:c="2"/>font-size: 2.5rem;</text:p>
      <text:p text:style-name="Standard"><text:s text:c="2"/>margin-bottom: ${theme.spacing(4)};</text:p>
      <text:p text:style-name="Standard">`;</text:p>
      <text:p text:style-name="Standard"/>
      <text:p text:style-name="Standard">const Subtitle = styled.p`</text:p>
      <text:p text:style-name="Standard"><text:s text:c="2"/>color: ${theme.colors.secondary.accent};</text:p>
      <text:p text:style-name="Standard"><text:s text:c="2"/>text-align: center;</text:p>
      <text:p text:style-name="Standard"><text:s text:c="2"/>font-size: 1.2rem;</text:p>
      <text:p text:style-name="Standard"><text:s text:c="2"/>margin-bottom: ${theme.spacing(6)};</text:p>
      <text:p text:style-name="Standard">`;</text:p>
      <text:p text:style-name="Standard"/>
      <text:p text:style-name="Standard">const FeatureGrid = styled.div`</text:p>
      <text:p text:style-name="Standard"><text:s text:c="2"/>display: grid;</text:p>
      <text:p text:style-name="Standard"><text:s text:c="2"/>grid-template-columns: repeat(auto-fit, minmax(250px, 1fr));</text:p>
      <text:p text:style-name="Standard"><text:s text:c="2"/>gap: ${theme.spacing(4)};</text:p>
      <text:p text:style-name="Standard">`;</text:p>
      <text:p text:style-name="Standard"/>
      <text:p text:style-name="Standard">const FeatureCard = styled.div`</text:p>
      <text:p text:style-name="Standard"><text:s text:c="2"/>background-color: ${theme.colors.background.paper};</text:p>
      <text:p text:style-name="Standard"><text:s text:c="2"/>padding: ${theme.spacing(3)};</text:p>
      <text:p text:style-name="Standard"><text:s text:c="2"/>border-radius: ${theme.borderRadius};</text:p>
      <text:p text:style-name="Standard"><text:s text:c="2"/>box-shadow: ${theme.shadows.medium};</text:p>
      <text:p text:style-name="Standard">`;</text:p>
      <text:p text:style-name="Standard"/>
      <text:p text:style-name="Standard">const FeatureTitle = styled.h2`</text:p>
      <text:p text:style-name="Standard"><text:s text:c="2"/>color: ${theme.colors.secondary.main};</text:p>
      <text:p text:style-name="Standard"><text:s text:c="2"/>margin-bottom: ${theme.spacing(2)};</text:p>
      <text:p text:style-name="Standard">`;</text:p>
      <text:p text:style-name="Standard"/>
      <text:p text:style-name="Standard">const FeatureDescription = styled.p`</text:p>
      <text:p text:style-name="Standard"><text:s text:c="2"/>color: ${theme.colors.text.secondary};</text:p>
      <text:p text:style-name="Standard">`;</text:p>
      <text:p text:style-name="Standard"/>
      <text:p text:style-name="Standard">const CTAButton = styled.button`</text:p>
      <text:p text:style-name="Standard"><text:s text:c="2"/>display: block;</text:p>
      <text:p text:style-name="Standard"><text:s text:c="2"/>margin: ${theme.spacing(6)} auto;</text:p>
      <text:p text:style-name="Standard"><text:s text:c="2"/>padding: ${theme.spacing(2)} ${theme.spacing(4)};</text:p>
      <text:p text:style-name="Standard"><text:s text:c="2"/>font-size: 1.2rem;</text:p>
      <text:p text:style-name="Standard"><text:s text:c="2"/>background-color: ${theme.colors.primary.accent};</text:p>
      <text:p text:style-name="Standard"><text:soft-page-break/>`;</text:p>
      <text:p text:style-name="Standard"/>
      <text:p text:style-name="Standard">const HomePage = ({ onNavigate }) =&gt; (</text:p>
      <text:p text:style-name="Standard"><text:s text:c="2"/>&lt;HomeWrapper&gt;</text:p>
      <text:p text:style-name="Standard"><text:s text:c="4"/>&lt;Title&gt;Bienvenue sur Moon is a Girl&lt;/Title&gt;</text:p>
      <text:p text:style-name="Standard"><text:s text:c="4"/>&lt;Subtitle&gt;Découvrez la connexion profonde entre les cycles lunaires et votre corps.&lt;/Subtitle&gt;</text:p>
      <text:p text:style-name="Standard"><text:s text:c="4"/>&lt;FeatureGrid&gt;</text:p>
      <text:p text:style-name="Standard"><text:s text:c="6"/>&lt;FeatureCard&gt;</text:p>
      <text:p text:style-name="Standard"><text:s text:c="8"/>&lt;FeatureTitle&gt;Suivi de Cycle&lt;/FeatureTitle&gt;</text:p>
      <text:p text:style-name="Standard"><text:s text:c="8"/>&lt;FeatureDescription&gt;Suivez votre cycle menstruel en harmonie avec les phases lunaires.&lt;/FeatureDescription&gt;</text:p>
      <text:p text:style-name="Standard"><text:s text:c="6"/>&lt;/FeatureCard&gt;</text:p>
      <text:p text:style-name="Standard"><text:s text:c="6"/>&lt;FeatureCard&gt;</text:p>
      <text:p text:style-name="Standard"><text:s text:c="8"/>&lt;FeatureTitle&gt;Calendrier Lunaire&lt;/FeatureTitle&gt;</text:p>
      <text:p text:style-name="Standard"><text:s text:c="8"/>&lt;FeatureDescription&gt;Visualisez les phases de la lune et leur influence sur votre cycle.&lt;/FeatureDescription&gt;</text:p>
      <text:p text:style-name="Standard"><text:s text:c="6"/>&lt;/FeatureCard&gt;</text:p>
      <text:p text:style-name="Standard"><text:s text:c="6"/>&lt;FeatureCard&gt;</text:p>
      <text:p text:style-name="Standard"><text:s text:c="8"/>&lt;FeatureTitle&gt;Notifications Personnalisées&lt;/FeatureTitle&gt;</text:p>
      <text:p text:style-name="Standard"><text:s text:c="8"/>&lt;FeatureDescription&gt;Recevez des rappels et des conseils adaptés à votre cycle.&lt;/FeatureDescription&gt;</text:p>
      <text:p text:style-name="Standard"><text:s text:c="6"/>&lt;/FeatureCard&gt;</text:p>
      <text:p text:style-name="Standard"><text:s text:c="6"/>&lt;FeatureCard&gt;</text:p>
      <text:p text:style-name="Standard"><text:s text:c="8"/>&lt;FeatureTitle&gt;Communauté&lt;/FeatureTitle&gt;</text:p>
      <text:p text:style-name="Standard"><text:s text:c="8"/>&lt;FeatureDescription&gt;Rejoignez une communauté de femmes partageant leurs expériences.&lt;/FeatureDescription&gt;</text:p>
      <text:p text:style-name="Standard"><text:s text:c="6"/>&lt;/FeatureCard&gt;</text:p>
      <text:p text:style-name="Standard"><text:s text:c="4"/>&lt;/FeatureGrid&gt;</text:p>
      <text:p text:style-name="Standard"><text:s text:c="4"/>&lt;CTAButton onClick={() =&gt; onNavigate('profile')}&gt;Créer mon profil&lt;/CTAButton&gt;</text:p>
      <text:p text:style-name="Standard"><text:s text:c="2"/>&lt;/HomeWrapper&gt;</text:p>
      <text:p text:style-name="Standard">);</text:p>
      <text:p text:style-name="Standard"/>
      <text:p text:style-name="Standard">export default HomePag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S</meta:editing-duration>
    <meta:editing-cycles>3</meta:editing-cycles>
    <meta:generator>OpenOffice/4.1.14$Win32 OpenOffice.org_project/4114m1$Build-9811</meta:generator>
    <dc:date>2024-09-07T16:05:26.05</dc:date>
    <meta:document-statistic meta:table-count="0" meta:image-count="0" meta:object-count="0" meta:page-count="2" meta:paragraph-count="71" meta:word-count="206" meta:character-count="2413"/>
    <dc:creator>ronan salaun</dc:creator>
    <meta:user-defined meta:name="Info 1"/>
    <meta:user-defined meta:name="Info 2"/>
    <meta:user-defined meta:name="Info 3"/>
    <meta:user-defined meta:name="Info 4"/>
  </office:meta>
</office:document-meta>
</file>